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787cm" svg:height="0.727cm" svg:x="2.814cm" svg:y="2.663cm">
          <text:p text:style-name="P1">0</text:p>
        </draw:rect>
        <draw:rect draw:style-name="gr1" draw:text-style-name="P1" draw:layer="layout" svg:width="0.787cm" svg:height="0.727cm" svg:x="3.515cm" svg:y="2.664cm">
          <text:p text:style-name="P1"><text:span text:style-name="T1">∞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8T11:19:16</meta:creation-date>
    <dc:date>2009-10-28T11:21:24</dc:date>
    <meta:editing-duration>PT00H02M13S</meta:editing-duration>
    <meta:editing-cycles>1</meta:editing-cycles>
    <meta:document-statistic meta:object-count="2"/>
    <meta:generator>OpenOffice.org/3.0$Unix OpenOffice.org_project/300m15$Build-9379</meta:generator>
  </office:meta>
</office:document-meta>
</file>